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start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0.635cm" svg:y="3.175cm">
          <text:p text:style-name="P2"><text:span text:style-name="T1">+ <text:s/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1cm" svg:x2="3.81cm" svg:y2="1.906cm">
          <text:p/>
        </draw:line>
        <draw:custom-shape draw:style-name="gr1" draw:text-style-name="P1" draw:layer="layout" svg:width="6.35cm" svg:height="0.635cm" svg:x="0.635cm" svg:y="1.906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0.635cm" svg:y="2.54cm">
          <text:p text:style-name="P2"><text:span text:style-name="T1">+ <text:s/>InputStre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06:37</dc:date>
    <dc:language>en-US</dc:language>
    <meta:editing-cycles>10</meta:editing-cycles>
    <meta:editing-duration>PT34M1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